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Georgia"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e4cd" officeooo:paragraph-rsid="0013e4cd"/>
    </style:style>
    <style:style style:name="P2" style:family="paragraph" style:parent-style-name="Standard">
      <style:text-properties officeooo:rsid="0013e4cd" officeooo:paragraph-rsid="001769f6"/>
    </style:style>
    <style:style style:name="P3" style:family="paragraph" style:parent-style-name="Standard">
      <style:text-properties officeooo:rsid="0013e4cd" officeooo:paragraph-rsid="0018148f"/>
    </style:style>
    <style:style style:name="P4" style:family="paragraph" style:parent-style-name="Standard">
      <style:text-properties officeooo:rsid="001769f6" officeooo:paragraph-rsid="001769f6"/>
    </style:style>
    <style:style style:name="P5" style:family="paragraph" style:parent-style-name="Standard">
      <style:text-properties officeooo:rsid="00177830" officeooo:paragraph-rsid="00177830"/>
    </style:style>
    <style:style style:name="P6" style:family="paragraph" style:parent-style-name="Standard">
      <style:text-properties officeooo:rsid="00177830" officeooo:paragraph-rsid="0018148f"/>
    </style:style>
    <style:style style:name="P7" style:family="paragraph" style:parent-style-name="Standard">
      <style:text-properties officeooo:rsid="0017944e" officeooo:paragraph-rsid="0017944e"/>
    </style:style>
    <style:style style:name="P8" style:family="paragraph" style:parent-style-name="Standard">
      <style:text-properties officeooo:rsid="0017ad3f" officeooo:paragraph-rsid="0017ad3f"/>
    </style:style>
    <style:style style:name="P9" style:family="paragraph" style:parent-style-name="Standard">
      <style:text-properties officeooo:rsid="0017ad3f" officeooo:paragraph-rsid="0018148f"/>
    </style:style>
    <style:style style:name="P10" style:family="paragraph" style:parent-style-name="Standard">
      <style:text-properties officeooo:paragraph-rsid="0018148f"/>
    </style:style>
    <style:style style:name="T1" style:family="text">
      <style:text-properties officeooo:rsid="0014d642"/>
    </style:style>
    <style:style style:name="T2" style:family="text">
      <style:text-properties officeooo:rsid="0017ad3f"/>
    </style:style>
    <style:style style:name="T3" style:family="text">
      <style:text-properties fo:font-variant="normal" fo:text-transform="none" fo:color="#323232" style:font-name="Times New Roman" fo:font-size="12pt" fo:letter-spacing="normal" fo:font-style="normal" fo:font-weight="normal" style:font-size-asian="12pt" style:font-style-asian="normal" style:font-weight-asian="normal" style:font-name-complex="Times New Roman"/>
    </style:style>
    <style:style style:name="T4" style:family="text">
      <style:text-properties fo:font-variant="normal" fo:text-transform="none" fo:color="#323232" style:font-name="Liberation Serif1" fo:font-size="12pt" fo:letter-spacing="normal" fo:font-style="normal" fo:font-weight="normal" style:font-size-asian="12pt" style:font-style-asian="normal" style:font-weight-asian="normal" style:font-name-complex="Liberation Serif1" style:font-size-complex="12pt"/>
    </style:style>
    <style:style style:name="T5" style:family="text">
      <style:text-properties fo:font-variant="normal" fo:text-transform="none" fo:color="#323232" style:font-name="Liberation Serif1" fo:font-size="12pt" fo:letter-spacing="normal" fo:font-style="normal" fo:font-weight="normal" officeooo:rsid="0014d642" style:font-size-asian="12pt" style:font-style-asian="normal" style:font-weight-asian="normal" style:font-name-complex="Liberation Serif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re are some fact when using the Java collection which should be considered in the implementation of our programs. I have listed the ones I considered relevant and that will affect the performance of the overall program when working with the maps and sets.</text:p>
      <text:p text:style-name="P7"/>
      <text:p text:style-name="P1">-to add a new element we should implemet a HashSet in the following conditions</text:p>
      <text:p text:style-name="P1">-when the elements it contains are not comparable</text:p>
      <text:p text:style-name="P1">-when the order is not important</text:p>
      <text:p text:style-name="P3">-when the small advantage in efficiency is important.<text:span text:style-name="T4">(Eck, 2016).</text:span></text:p>
      <text:p text:style-name="P1"/>
      <text:p text:style-name="P1"/>
      <text:p text:style-name="P1">-a set of type Set&lt;T&gt; can only contain elements of type T</text:p>
      <text:p text:style-name="P3">- <text:s/>trees and hash tables are not the most efficient implementation for sets of enumerated type values instead use the the class java.util.EnumSet <text:span text:style-name="T1">which provides a good number of method to add, remove and evaluate elements if its type is <text:s/>enumerated &lt;E&gt;.</text:span><text:span text:style-name="T5">(Eck, 2016).</text:span></text:p>
      <text:p text:style-name="P2"/>
      <text:p text:style-name="P4"><text:s/>-Most operations are a little faster on HashMaps than they are on TreeMaps</text:p>
      <text:p text:style-name="P6">It is very efficient to use view with set because it does not create a new set but is simple a refer<text:span text:style-name="T2">e</text:span>nce to that set.<text:span text:style-name="T4">(Eck, 2016).</text:span></text:p>
      <text:p text:style-name="P5"/>
      <text:p text:style-name="P8">The main guidelines to be considered when implementing a program I would say that depends a lot in the type of programs we are dealing with and the intended solutions. For instance as stated in the book if we need a program that will continuously be adding and removing items it would be pretty efficient to used a list, on the other hand, if we intend to create a program that requires data to be access randomly from that collection, a list would not be a great option, instead we could implement an array. Once we have figured out the best data structure in order to achieve optimum performance in the client side and in the user side, we can move on the the best practices and best ways to implement and structure the program. There are many cases where the Java Collection will save us a ton of time. However, we always should be testing every piece of code and in the moment we realize that the Java collection is not providing the results we are looking for, Java give us the flexibility to modify our subroutines to meet our purpose. <text:s/></text:p>
      <text:p text:style-name="P8"/>
      <text:p text:style-name="P8"/>
      <text:p text:style-name="P8"/>
      <text:p text:style-name="P10">References list:</text:p>
      <text:p text:style-name="P9">-<text:span text:style-name="T3">Eck, D. J. (2016, December). Introduction to Programming Using Java, Seventh Edition. Retrieved from http://math.hws.edu/javanotes/</text:span> </text:p>
      <text:p text:style-name="P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Georgia"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9:03:11.226846220</meta:creation-date>
    <dc:date>2018-10-08T21:13:18.304518401</dc:date>
    <meta:editing-duration>PT49M24S</meta:editing-duration>
    <meta:editing-cycles>4</meta:editing-cycles>
    <meta:generator>LibreOffice/5.1.6.2$Linux_X86_64 LibreOffice_project/10m0$Build-2</meta:generator>
    <meta:document-statistic meta:table-count="0" meta:image-count="0" meta:object-count="0" meta:page-count="1" meta:paragraph-count="12" meta:word-count="384" meta:character-count="2200" meta:non-whitespace-character-count="1822"/>
  </office:meta>
</office:document-meta>
</file>